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5.399cm" fo:margin-left="0.963cm" table:align="left" style:may-break-between-rows="true" table:border-model="collapsing"/>
    </style:style>
    <style:style style:name="Table1.A" style:family="table-column">
      <style:table-column-properties style:column-width="0.945cm"/>
    </style:style>
    <style:style style:name="Table1.B" style:family="table-column">
      <style:table-column-properties style:column-width="4.135cm"/>
    </style:style>
    <style:style style:name="Table1.C" style:family="table-column">
      <style:table-column-properties style:column-width="10.31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1bf3fd" officeooo:paragraph-rsid="001bf3f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09c472" officeooo:paragraph-rsid="0009c4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officeooo:rsid="001fff61" officeooo:paragraph-rsid="001fff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e3991" officeooo:paragraph-rsid="001e3991"/>
    </style:style>
    <style:style style:name="P7" style:family="paragraph" style:parent-style-name="Text_20_body">
      <style:text-properties officeooo:rsid="001e3991" officeooo:paragraph-rsid="001e3991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officeooo:rsid="000634b4"/>
    </style:style>
    <style:style style:name="T3" style:family="text">
      <style:text-properties style:font-name="Calibri" fo:font-size="11pt" officeooo:rsid="000634b4"/>
    </style:style>
    <style:style style:name="T4" style:family="text">
      <style:text-properties officeooo:rsid="00081a5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7c4b"/>
    </style:style>
    <style:style style:name="T7" style:family="text">
      <style:text-properties officeooo:rsid="001e3991"/>
    </style:style>
    <style:style style:name="T8" style:family="text">
      <style:text-properties officeooo:rsid="001fff61"/>
    </style:style>
  </office:automatic-styles>
  <office:body>
    <office:text>
      <office:forms form:automatic-focus="false" form:apply-design-mode="false"/>
      <text:variable-decls>
        <text:variable-decl office:value-type="string" text:name="sequence"/>
        <text:variable-decl office:value-type="string" text:name="name"/>
        <text:variable-decl office:value-type="string" text:name="salutation"/>
        <text:variable-decl office:value-type="string" text:name="designation"/>
        <text:variable-decl office:value-type="string" text:name="increment"/>
        <text:variable-decl office:value-type="string" text:name="salary"/>
        <text:variable-decl office:value-type="string" text:name="effectivefrom"/>
        <text:variable-decl office:value-type="string" text:name="letter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5">Date</text:span>: <text:variable-set text:name="letterdate" office:value-type="string">{letterdate}</text:variable-set></text:p>
      <text:p text:style-name="P1"><text:span text:style-name="T5">Reference</text:span>: <text:span text:style-name="T7">CELLOSCOPE</text:span>/OP/HR/SE/2022/<text:variable-set text:name="sequence" office:value-type="string">{sequence}</text:variable-set></text:p>
      <text:p text:style-name="Text_20_body"/>
      <text:p text:style-name="Text_20_body">Name<text:tab/><text:tab/>: <text:variable-set text:name="name" office:value-type="string">{name}</text:variable-set></text:p>
      <text:p text:style-name="Text_20_body"/>
      <text:p text:style-name="Text_20_body">Subject<text:tab/><text:tab/>: <text:span text:style-name="T6">Salary enhancement </text:span><text:span text:style-name="T7">letter</text:span></text:p>
      <text:p text:style-name="Text_20_body"/>
      <text:p text:style-name="Text_20_body">Dear <text:variable-set text:name="salutation" office:value-type="string">{salutation}</text:variable-set><text:s/><text:variable-set text:name="name" office:value-type="string">{name}</text:variable-set></text:p>
      <text:p text:style-name="Text_20_body"/>
      <text:p text:style-name="Text_20_body">Congratulations!!!</text:p>
      <text:p text:style-name="Text_20_body"/>
      <text:p text:style-name="Text_20_body">It is our pleasure to let you know that, based on your job experience, <text:span text:style-name="T2">performance</text:span> and effort in the organization, <text:span text:style-name="T7">Celloscope</text:span> Ltd. is offering you a salary enhancement. Please note that th<text:span text:style-name="T3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2">Designation</text:p>
          </table:table-cell>
          <table:table-cell table:style-name="Table1.C1" office:value-type="string">
            <text:p text:style-name="P2"><text:variable-set text:name="designation" office:value-type="string">{designation}</text:variable-set></text:p>
          </table:table-cell>
        </table:table-row>
        <table:table-row table:style-name="Table1.1"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3">BDT <text:variable-set text:name="increment" office:value-type="string">{increment}</text:variable-set></text:p>
          </table:table-cell>
        </table:table-row>
        <table:table-row table:style-name="Table1.1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3">BDT <text:variable-set text:name="salary" office:value-type="string">{salary}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4"><text:variable-set text:name="effectivefrom" office:value-type="string">{effectivefrom}</text:variable-set></text:p>
          </table:table-cell>
        </table:table-row>
      </table:table>
      <text:p text:style-name="Text_20_body"/>
      <text:p text:style-name="Text_20_body"><text:span text:style-name="T7">Celloscope</text:span> wishes you a great future and looks forward to a very fruitful journey <text:span text:style-name="T3">together</text:span> in coming <text:span text:style-name="T3">days</text:span>.</text:p>
      <text:p text:style-name="Text_20_body"/>
      <text:p text:style-name="Text_20_body">For <text:span text:style-name="T7">Celloscope</text:span> Ltd.</text:p>
      <text:p text:style-name="Text_20_body"/>
      <text:p text:style-name="Text_20_body"/>
      <text:p text:style-name="Text_20_body"/>
      <text:p text:style-name="Text_20_body"><text:line-break/><text:span text:style-name="T1">________________________</text:span></text:p>
      <text:p text:style-name="P6">Asiya Khatun Papiya</text:p>
      <text:p text:style-name="P6">Assistant Manager, H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ktiNarrow1" svg:font-family="MuktiNarrow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MuktiNarrow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uktiNarrow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true" fo:line-height="100%" fo:text-align="justify" style:justify-single-word="false" style:page-number="auto">
        <style:tab-stops/>
      </style:paragraph-properties>
      <style:text-properties style:font-name="Calibri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1" style:font-family-complex="MuktiNarrow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uktiNarrow1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1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3.81cm" fo:margin-bottom="3.81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2:55:20.524000000</meta:creation-date>
    <dc:date>2022-03-03T20:10:44.727537668</dc:date>
    <meta:editing-duration>PT3H44M</meta:editing-duration>
    <meta:editing-cycles>15</meta:editing-cycles>
    <meta:generator>LibreOffice/6.4.7.2$Linux_X86_64 LibreOffice_project/40$Build-2</meta:generator>
    <meta:document-statistic meta:table-count="1" meta:image-count="0" meta:object-count="0" meta:page-count="1" meta:paragraph-count="24" meta:word-count="105" meta:character-count="721" meta:non-whitespace-character-count="637"/>
  </office:meta>
</office:document-meta>
</file>